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,581,371,847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,353,404,422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,930,204,229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,682,546,863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,856,963,229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,190,143,206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,972,012,570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,774,530,615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,140,508,835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,870,624,635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,523,185,919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,378,314,599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,076,305,452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980,484,920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708,078,476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300,453,634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833,279,985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652,464,201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678,239,218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936,484,565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653,160,861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090,184,941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128,696,64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20:25.130859135</dc:date>
    <meta:editing-duration>PT2H12M40S</meta:editing-duration>
    <meta:editing-cycles>58</meta:editing-cycles>
    <meta:generator>LibreOffice/7.2.6.2$Linux_X86_64 LibreOffice_project/20$Build-2</meta:generator>
    <meta:document-statistic meta:table-count="1" meta:cell-count="48" meta:object-count="0"/>
  </office:meta>
</office:document-meta>
</file>